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475f"/>
    </style:style>
    <style:style style:name="T1" style:family="text">
      <style:text-properties officeooo:rsid="000e4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fx.scene.media.Media;<text:tab/><text:tab/>// !!!</text:p>
      <text:p text:style-name="Standard">import javafx.scene.media.MediaPlayer;</text:p>
      <text:p text:style-name="Standard"/>
      <text:p text:style-name="Standard"><text:s/>// <text:span text:style-name="T1">Datenfelder</text:span></text:p>
      <text:p text:style-name="Standard"><text:s text:c="4"/>private final String soundFile = "tennisserve.mp3";<text:tab/><text:tab/>// <text:span text:style-name="T1">mp3 liegt im Projektordner</text:span></text:p>
      <text:p text:style-name="Standard"><text:s text:c="4"/>private final Media sound = new Media(new File(soundFile).toURI().toString());</text:p>
      <text:p text:style-name="Standard"><text:s text:c="4"/>private MediaPlayer mediaplayer;</text:p>
      <text:p text:style-name="Standard"/>
      <text:p text:style-name="Standard"/>
      <text:p text:style-name="Standard"><text:s/>public void soundAbspielen(){</text:p>
      <text:p text:style-name="P1"><text:s text:c="8"/>mediaplayer = new MediaPlayer(sound);<text:tab/>// <text:span text:style-name="T1">für jedes Abspielen wird ein neues </text:span></text:p>
      <text:p text:style-name="P1"><text:span text:style-name="T1"><text:tab/><text:tab/><text:tab/><text:tab/><text:tab/><text:tab/><text:tab/>// mediaplayer-Objekt benötigt</text:span></text:p>
      <text:p text:style-name="Standard"><text:s text:c="8"/>mediaplayer.play();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18:23.688000000</meta:creation-date>
    <meta:generator>LibreOffice/6.1.6.3$Windows_X86_64 LibreOffice_project/5896ab1714085361c45cf540f76f60673dd96a72</meta:generator>
    <dc:date>2020-02-14T10:24:02.911000000</dc:date>
    <meta:editing-duration>PT4M52S</meta:editing-duration>
    <meta:editing-cycles>1</meta:editing-cycles>
    <meta:document-statistic meta:table-count="0" meta:image-count="0" meta:object-count="0" meta:page-count="1" meta:paragraph-count="11" meta:word-count="49" meta:character-count="480" meta:non-whitespace-character-count="398"/>
  </office:meta>
</office:document-meta>
</file>